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XMP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XMPHandl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XMPHandler.setObjectBuiltListener( ObjectBuil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ContentHandlerFactory.getSupporte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ContentHandlerFactory.creat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